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erif1" svg:font-family="'DejaVu Serif'" style:font-family-generic="roman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003c7d" officeooo:paragraph-rsid="00003c7d"/>
    </style:style>
    <style:style style:name="P2" style:family="paragraph" style:parent-style-name="Standard">
      <style:paragraph-properties fo:text-align="start" style:justify-single-word="false"/>
      <style:text-properties fo:font-weight="bold" officeooo:rsid="00003c7d" officeooo:paragraph-rsid="00003c7d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normal" officeooo:rsid="00003c7d" officeooo:paragraph-rsid="00003c7d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00c61b" officeooo:paragraph-rsid="0000c61b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officeooo:rsid="0001e40d" officeooo:paragraph-rsid="0001e40d" style:font-weight-asian="normal" style:font-weight-complex="normal"/>
    </style:style>
    <style:style style:name="T1" style:family="text">
      <style:text-properties style:text-overline-style="solid" style:text-overline-width="auto" style:text-overline-color="font-color"/>
    </style:style>
    <style:style style:name="T2" style:family="text">
      <style:text-properties style:text-position="super 58%"/>
    </style:style>
    <style:style style:name="T3" style:family="text">
      <style:text-properties style:text-position="sub 58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blema 1. Demonstrati ca daca G este un graf bipartit atunci</text:p>
      <text:p text:style-name="P2">χ(<text:span text:style-name="T1">G</text:span>) = ω(<text:span text:style-name="T1">G</text:span>).</text:p>
      <text:p text:style-name="P2"/>
      <text:p text:style-name="P1"/>
      <text:p text:style-name="P1">Un graf bipartit este un graf G cu proprietatea ca V (G) se poate partitiona ın doua multimi independente ın G. Daca S si T satisfac S ∪ T = V (G), S ∩ T = ∅</text:p>
      <text:p text:style-name="P1">si S, T sunt independente si nevide in G, atunci graful bipartit G se noteaza </text:p>
      <text:p text:style-name="P2">G = (S, T; E(G)).</text:p>
      <text:p text:style-name="P2"/>
      <text:p text:style-name="P3">Deci, daca G = (S, T; E(G)) este un graf bipartit, atunci ∀e ∈ E(G) are o extremitate in S si cealalta in T.</text:p>
      <text:p text:style-name="P3"/>
      <text:p text:style-name="P3">Numarul cromatic al grafului G, notat χ(G), este cea mai mica valoare a lui p ∈ N<text:span text:style-name="T2">*</text:span> pentru care G admite o p-colorare.</text:p>
      <text:p text:style-name="P3"/>
      <text:p text:style-name="P3">Daca G = (V (G), E(G))este un graf si p ∈ N<text:span text:style-name="T2">∗</text:span>, se numeste p−colorare a (varfurilor) lui G o aplicatie c : V (G) → {1, . . . , p} cu proprietatea ca c<text:span text:style-name="T2">−1</text:span>(i) este o multime stabila in G, ∀i ∈ {1, . . . , p} (remarcam ca, din definitia multimilor stabile, ∅ este o multime stabila ).</text:p>
      <text:p text:style-name="P3"/>
      <text:p text:style-name="P4">O p−colorare a muchiilor lui G este o aplicatie c : E(G) → {1, . . . , p} cu proprietatea ca c<text:span text:style-name="T2">−1</text:span>(i) este un cuplaj al lui G, ∀i ∈ {1, . . . , p}.</text:p>
      <text:p text:style-name="P4"/>
      <text:p text:style-name="P5">Un cuplaj in G este o multime de muchii M in care nici o pereche de muchii nu are un nod comun. Nodurile adiacente la muchiile din M se numesc noduri saturate de M (sau M-saturate). Celelalte noduri se numesc M-nesaturate.</text:p>
      <text:p text:style-name="P4"/>
      <text:p text:style-name="P4">Un subgraf complet (de ordin q) al unui graf G se numeste clica ( q-clica) a lui G.</text:p>
      <text:p text:style-name="P4"/>
      <text:p text:style-name="P4">Cardinalul maxim al unei clici a lui G se numestenumarul de clica sau numarul de densitate al lui G ¸si se noteaza ω(G). Cum, evident ω(G) = α(<text:span text:style-name="T1">G</text:span>), rezulta ca determinarea numarului de clica al unui graf si a unei clici de cardinal maxim este problema P1 cu intrarea G.</text:p>
      <text:p text:style-name="P4"/>
      <text:p text:style-name="P4">O multime independenta de varfuri (sau multime stabila) in G este o multime S ⊆</text:p>
      <text:p text:style-name="P4">V (G) de varfuri cu proprietatea ca P<text:span text:style-name="T3">2</text:span>(S) ∩ E(G) = ∅ (adica o multime de varfuri neadiacente doua cate doua).</text:p>
      <text:p text:style-name="P4">Cardinalul maxim al unei multimi stabile se numeste numarul de stabilitate sau numarul de independenta al grafului G si se noteaza cu α(G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erif1" svg:font-family="'DejaVu Serif'" style:font-family-generic="roman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30T14:15:48.977182638</meta:creation-date>
    <dc:date>2014-11-30T14:53:28.150050956</dc:date>
    <meta:editing-duration>PT37M39S</meta:editing-duration>
    <meta:editing-cycles>3</meta:editing-cycles>
    <meta:generator>LibreOffice/4.3.4.1$Linux_X86_64 LibreOffice_project/430m0$Build-1</meta:generator>
    <meta:document-statistic meta:table-count="0" meta:image-count="0" meta:object-count="0" meta:page-count="1" meta:paragraph-count="15" meta:word-count="385" meta:character-count="1874" meta:non-whitespace-character-count="1503"/>
  </office:meta>
</office:document-meta>
</file>